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768900004CC906F7633A.wmf" manifest:media-type=""/>
  <manifest:file-entry manifest:full-path="Pictures/200002660001F6800001186563D4AAC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 style:master-page-name="Standard">
      <style:paragraph-properties fo:text-align="center" style:justify-single-word="false" style:page-number="auto" style:text-autospace="none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text-position="sub 58%" style:font-name="Ari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xercício 2 - Rede de Petri</text:span></text:p>
      <text:p text:style-name="P1"/>
      <text:p text:style-name="P2"/>
      <text:p text:style-name="P4">1. Para as redes de petri especificadas abaixo indique:</text:p>
      <text:p text:style-name="P4"/>
      <text:p text:style-name="P5"><text:span text:style-name="T3">a) Qual a marcação inicial da rede e a marcação retornada (alcançada) após o disparo da transição t</text:span><text:span text:style-name="T5">4</text:span><text:span text:style-name="T3">.</text:span></text:p>
      <text:p text:style-name="P4"/>
      <text:p text:style-name="P3"/>
      <text:p text:style-name="Standard"><draw:frame draw:style-name="fr1" draw:name="Imagem1" text:anchor-type="as-char" svg:width="14.607cm" svg:height="5.495cm" draw:z-index="0"><draw:image xlink:href="Pictures/200002660001F6800001186563D4AAC8.wmf" xlink:type="simple" xlink:show="embed" xlink:actuate="onLoad"/></draw:frame></text:p>
      <text:p text:style-name="Standard"/>
      <text:p text:style-name="Standard"/>
      <text:p text:style-name="P3">b) Qual a marcação inicial da rede e a marcação retornada (alcançada) após o disparo da transição Send Ack:</text:p>
      <text:p text:style-name="Standard"><draw:frame draw:style-name="fr1" draw:name="Imagem2" text:anchor-type="as-char" svg:width="13.988cm" svg:height="9.061cm" draw:z-index="1"><draw:image xlink:href="Pictures/200000090000768900004CC906F7633A.wmf" xlink:type="simple" xlink:show="embed" xlink:actuate="onLoad"/></draw:frame></text:p>
      <text:p text:style-name="Standard"/>
      <text:p text:style-name="P4">2) Uma tribo de selvagens têm um jantar comunal onde se servem de uma grande panela que tem capacidade para M porções. Quando um selvagem tem</text:p>
      <text:p text:style-name="P5"><text:span text:style-name="T3">fome, caso haja comida na panela, ele se serve. Caso a panela esvazie, o cozinheiro repõe um número M de porções. Modele este problema alimentar através de uma especificação por RDP de forma </text:span><text:span text:style-name="T4">gráfica </text:span><text:span text:style-name="T3">e </text:span><text:span text:style-name="T4">matricial </text:span><text:span text:style-name="T3">(P,T,I,O,K)</text:span></text:p>
      <text:p text:style-name="P4">e calcule a matriz de incidência para o disparo a partir de M0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ício 1 - Rede de Petri</dc:title>
    <meta:initial-creator>casa</meta:initial-creator>
    <meta:creation-date>2017-05-02T19:58:00</meta:creation-date>
    <dc:creator>Cinara T. Menegazzo</dc:creator>
    <dc:date>2017-05-02T19:58:00</dc:date>
    <meta:editing-cycles>2</meta:editing-cycles>
    <meta:editing-duration>P15824DT17H31M44S</meta:editing-duration>
    <meta:generator>LibreOffice/4.2.8.2$Linux_X86_64 LibreOffice_project/420m0$Build-2</meta:generator>
    <meta:document-statistic meta:table-count="0" meta:image-count="2" meta:object-count="0" meta:page-count="1" meta:paragraph-count="9" meta:word-count="128" meta:character-count="716" meta:non-whitespace-character-count="595"/>
  </office:meta>
</office:document-meta>
</file>